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619e6" officeooo:paragraph-rsid="001619e6"/>
    </style:style>
    <style:style style:name="P2" style:family="paragraph" style:parent-style-name="Standard">
      <style:paragraph-properties fo:text-align="end" style:justify-single-word="false"/>
      <style:text-properties officeooo:paragraph-rsid="001619e6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T1" style:family="text">
      <style:text-properties officeooo:rsid="001619e6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در طراحی دیجیتال، </text:span><text:span text:style-name="Strong_20_Emphasis"><text:span text:style-name="T1">ضرب‌کننده‌ها</text:span></text:span><text:span text:style-name="T1"> نقش مهمی در بسیاری از سیستم‌های محاسباتی ایفا می‌کنند. اما طراحی ضرب‌کننده‌هایی با دقت بالا نیازمند مصرف منابع زیاد (توان، مساحت تراشه و زمان) است. در کاربردهایی که دقت مطلق لازم نیست، می‌توان از ضرب‌کننده‌های تقریبی استفاده کرد.<text:line-break/><text:line-break/><text:line-break/><text:line-break/></text:span><text:span text:style-name="Strong_20_Emphasis">دلایل استفاده از ضرب‌کننده‌های تقریبی:</text:span></text:p>
      <text:list xml:id="list2295545519" text:style-name="L1">
        <text:list-item>
          <text:p text:style-name="P3"><text:span text:style-name="Strong_20_Emphasis">کاهش مصرف انرژی:</text:span><text:line-break/>با ساده‌سازی محاسبات، مدارهای تقریبی توان کمتری مصرف می‌کنند.</text:p>
        </text:list-item>
        <text:list-item>
          <text:p text:style-name="P3"><text:span text:style-name="Strong_20_Emphasis">بهبود سرعت:</text:span><text:line-break/>محاسبات تقریبی نیاز به مسیرهای داده کوتاه‌تر دارند، که تأخیر محاسباتی را کاهش می‌دهد.</text:p>
        </text:list-item>
        <text:list-item>
          <text:p text:style-name="P3"><text:span text:style-name="Strong_20_Emphasis">کاهش هزینه و مساحت:</text:span><text:line-break/>تعداد ترانزیستورهای کمتر در طراحی منجر به کاهش مساحت و هزینه تولید تراشه می‌شود.</text:p>
        </text:list-item>
        <text:list-item>
          <text:p text:style-name="P3"><text:span text:style-name="Strong_20_Emphasis">کاربردهای تحمل‌پذیر نسبت به خطا:</text:span><text:line-break/>بسیاری از کاربردها مانند پردازش تصویر، یادگیری ماشینی، یا داده‌های حسگر به دقت کامل نیازی ندارند.</text:p>
        </text:list-item>
      </text:list>
      <text:p text:style-name="P2"><text:span text:style-name="T1"><text:line-break/><text:line-break/><text:line-break/><text:line-break/></text:span><text:span text:style-name="Strong_20_Emphasis">روش‌های رایج طراحی ضرب‌کننده‌های تقریبی:</text:span></text:p>
      <text:list xml:id="list3939144180" text:style-name="L2">
        <text:list-item>
          <text:p text:style-name="P4"><text:span text:style-name="Strong_20_Emphasis">Truncated Multiplication:</text:span><text:line-break/>حذف برخی بیت‌های کم‌اهمیت در ضرب.</text:p>
        </text:list-item>
        <text:list-item>
          <text:p text:style-name="P4"><text:span text:style-name="Strong_20_Emphasis">Partitioned Multiplication:</text:span><text:line-break/>تقسیم ورودی به بخش‌های کوچک‌تر و استفاده از ضرب‌کننده‌های ساده‌تر.</text:p>
        </text:list-item>
        <text:list-item>
          <text:p text:style-name="P4"><text:span text:style-name="Strong_20_Emphasis">Approximate Adders:</text:span><text:line-break/>استفاده از جمع‌کننده‌های تقریبی در مراحل داخلی ضرب.</text:p>
        </text:list-item>
        <text:list-item>
          <text:p text:style-name="P4"><text:span text:style-name="Strong_20_Emphasis">Probabilistic Multipliers:</text:span><text:line-break/>استفاده از احتمالات برای کاهش پیچیدگی محاسبات.</text:p>
        </text:list-item>
      </text:list>
      <text:p text:style-name="P2"><text:span text:style-name="T1"><text:line-break/><text:line-break/><text:line-break/></text:span><text:span text:style-name="Strong_20_Emphasis">معیارهای ارزیابی:</text:span></text:p>
      <text:p text:style-name="Text_20_body">ضرب‌کننده‌های تقریبی باید بر اساس معیارهای زیر ارزیابی شوند:</text:p>
      <text:list xml:id="list2350111557" text:style-name="L3">
        <text:list-item>
          <text:p text:style-name="P5"><text:span text:style-name="Strong_20_Emphasis">دقت:</text:span><text:line-break/>اختلاف بین نتایج ضرب‌کننده تقریبی و دقیق.</text:p>
        </text:list-item>
        <text:list-item>
          <text:p text:style-name="P5"><text:span text:style-name="Strong_20_Emphasis">توان مصرفی:</text:span><text:line-break/>اندازه‌گیری میزان کاهش توان مصرفی.</text:p>
        </text:list-item>
        <text:list-item>
          <text:p text:style-name="P5"><text:span text:style-name="Strong_20_Emphasis">مساحت:</text:span><text:line-break/>فضای مورد نیاز برای پیاده‌سازی روی تراشه.</text:p>
        </text:list-item>
        <text:list-item>
          <text:p text:style-name="P5"><text:soft-page-break/><text:span text:style-name="Strong_20_Emphasis">تأخیر:</text:span><text:line-break/>مدت زمان اجرای عملیات.</text:p>
        </text:list-item>
        <text:list-item>
          <text:p text:style-name="P5"><text:span text:style-name="Strong_20_Emphasis">قابلیت تحمل خطا:</text:span><text:line-break/>بررسی اینکه آیا کاهش دقت در کاربرد موردنظر قابل قبول است یا خیر.</text:p>
        </text:list-item>
      </text:list>
      <text:p text:style-name="P2"><text:span text:style-name="T1"><text:line-break/><text:line-break/></text:span>ابزارهای آماری موردنیاز:</text:p>
      <text:list xml:id="list2707685939" text:style-name="L4">
        <text:list-item>
          <text:p text:style-name="P6"><text:span text:style-name="Strong_20_Emphasis">محاسبه خطاها:</text:span></text:p>
          <text:list>
            <text:list-item>
              <text:p text:style-name="P7">میانگین مطلق خطا (<text:span text:style-name="Strong_20_Emphasis">Mean Absolute Error, MAE</text:span>)</text:p>
            </text:list-item>
            <text:list-item>
              <text:p text:style-name="P7">میانگین مربع خطا (<text:span text:style-name="Strong_20_Emphasis">MSE</text:span>)</text:p>
            </text:list-item>
            <text:list-item>
              <text:p text:style-name="P7">خطای نسبی (<text:span text:style-name="Strong_20_Emphasis">Relative Error</text:span>)</text:p>
            </text:list-item>
          </text:list>
        </text:list-item>
        <text:list-item>
          <text:p text:style-name="P6"><text:span text:style-name="Strong_20_Emphasis">احتمالات:</text:span><text:line-break/>تحلیل توزیع‌های احتمال، مدل‌سازی داده‌ها و شبیه‌سازی خطا.</text:p>
        </text:list-item>
        <text:list-item>
          <text:p text:style-name="P6"><text:span text:style-name="Strong_20_Emphasis">روش‌های بهینه‌سازی:</text:span><text:line-break/>استفاده از روش‌های آماری و احتمالاتی برای پیدا کردن بهترین معماری ضرب‌کننده که با کمترین منابع بیشترین دقت را داشته باشد.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19:34:36.727833738</meta:creation-date>
    <meta:editing-duration>PT21S</meta:editing-duration>
    <meta:editing-cycles>2</meta:editing-cycles>
    <meta:generator>LibreOffice/7.3.7.2$Linux_X86_64 LibreOffice_project/30$Build-2</meta:generator>
    <dc:date>2024-12-02T19:34:56.624115183</dc:date>
    <meta:document-statistic meta:table-count="0" meta:image-count="0" meta:object-count="0" meta:page-count="2" meta:paragraph-count="24" meta:word-count="284" meta:character-count="1708" meta:non-whitespace-character-count="1455"/>
  </office:meta>
</office:document-meta>
</file>